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1" svg:font-family="'Times New Roman'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a2e3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a2e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20fb3d" style:font-name="Times New Roman2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25a2e3" style:font-name="arial" style:font-size-asian="11pt" style:font-size-complex="11pt"/>
    </style:style>
    <style:style style:family="paragraph" style:name="P13" style:parent-style-name="Standard">
      <style:text-properties fo:font-size="14pt" officeooo:paragraph-rsid="0025a2e3" style:font-name="arial" style:font-size-asian="14pt" style:font-size-complex="14pt"/>
    </style:style>
    <style:style style:family="paragraph" style:name="P1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a2e3" style:font-name="Arial" style:font-size-asian="10pt" style:font-size-complex="10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weight="normal" style:text-underline-style="none"/>
    </style:style>
    <style:style style:family="text" style:name="T7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style:font-name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3"/>
      <text:p text:style-name="P2"/>
      <text:p text:style-name="P14"/>
      <text:p text:style-name="P14">Récépissé de dépôt de compléments</text:p>
      <text:p text:style-name="P14">relatifs à une demande de permis d'urbanisme</text:p>
      <text:p text:style-name="P4"/>
      <text:p text:style-name="P6"/>
      <text:p text:style-name="P3"><text:span text:style-name="T8">Je soussigné, </text:span>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text:span text:style-name="T8">, délégué par la Ville de </text:span><text:span text:style-name="Police_20_par_20_défaut"><text:span text:style-name="T7"><text:text-input text:description="">tool.getCityName()</text:text-input></text:span></text:span><text:span text:style-name="T8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6"><text:span text:style-name="T15">do text if (not len(self.getApplicants()) &gt; 1) and (not applicantobj.isPlural())</text:span></text:p></office:annotation></text:span><text:span text:style-name="T1">a déposé des compléments relatifs à la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6"><text:span text:style-name="T15">do text if (len(self.getApplicants()) &gt; 1) or (</text:span><text:span text:style-name="T16">applicantobj.isPlural())</text:span></text:p></office:annotation>ont déposé des compléments relatifs à la demande de permis d'urbanisme ayant pour objet<text:line-break/>"<text:span text:style-name="T3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6"><text:span text:style-name="T15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5">do text if not len(self.getParcels()) &gt;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Détails des parcelles">licence_view.get_parcels()</text:text-input></text:span><text:span text:style-name="T4">.</text:span></text:p>
      <text:p text:style-name="P10"><office:annotation><dc:creator>Gauthier Bastien</dc:creator><dc:date>2011-02-21T10:12:18</dc:date><text:p text:style-name="P16"><text:span text:style-name="T15">do text if len(self.getParcels()) &gt; 1</text:span></text:p></office:annotation>sur les parcelles situées <office:annotation><dc:creator>Gauthier Bastien</dc:creator><dc:date>2011-02-21T10:13:40</dc:date><text:p text:style-name="P16"><text:span text:style-name="T15">do text if len(self.getParcels()) &gt; 1</text:span></text:p></office:annotation><text:span text:style-name="T3"><text:text-input text:description="Lieu des travaux">self.getWorkLocationSignaletic()</text:text-input></text:span><text:span text:style-name="T3"><text:line-break/></text:span>et inscrites au cadastre <text:span text:style-name="T3"><text:text-input text:description="Détails des parcelles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<text:span text:style-name="T6"> ou l’irrecevabilité du dossier conformément à l'article D.IV.33, 2° du CoDT.</text:span>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1" svg:font-family="'Times New Roman'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a2e3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a2e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20fb3d" style:font-name="Times New Roman2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25a2e3" style:font-name="arial" style:font-size-asian="11pt" style:font-size-complex="11pt"/>
    </style:style>
    <style:style style:family="paragraph" style:name="P13" style:parent-style-name="Standard">
      <style:text-properties fo:font-size="14pt" officeooo:paragraph-rsid="0025a2e3" style:font-name="arial" style:font-size-asian="14pt" style:font-size-complex="14pt"/>
    </style:style>
    <style:style style:family="paragraph" style:name="P1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a2e3" style:font-name="Arial" style:font-size-asian="10pt" style:font-size-complex="10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weight="normal" style:text-underline-style="none"/>
    </style:style>
    <style:style style:family="text" style:name="T7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style:font-name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3"/>
      <text:p text:style-name="P2"/>
      <text:p text:style-name="P14"/>
      <text:p text:style-name="P14">Récépissé de dépôt de compléments</text:p>
      <text:p text:style-name="P14">relatifs à une demande de permis d'urbanisme</text:p>
      <text:p text:style-name="P4"/>
      <text:p text:style-name="P6"/>
      <text:p text:style-name="P3"><text:span text:style-name="T8">Je soussigné, </text:span>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text:span text:style-name="T8">, délégué par la Ville de </text:span><text:span text:style-name="Police_20_par_20_défaut"><text:span text:style-name="T7"><text:text-input text:description="">tool.getCityName()</text:text-input></text:span></text:span><text:span text:style-name="T8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6"><text:span text:style-name="T15">do text if (not len(self.getApplicants()) &gt; 1) and (not applicantobj.isPlural())</text:span></text:p></office:annotation></text:span><text:span text:style-name="T1">a déposé des compléments relatifs à la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6"><text:span text:style-name="T15">do text if (len(self.getApplicants()) &gt; 1) or (</text:span><text:span text:style-name="T16">applicantobj.isPlural())</text:span></text:p></office:annotation>ont déposé des compléments relatifs à la demande de permis d'urbanisme ayant pour objet<text:line-break/>"<text:span text:style-name="T3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6"><text:span text:style-name="T15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5">do text if not len(self.getParcels()) &gt;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Détails des parcelles">licence_view.get_parcels()</text:text-input></text:span><text:span text:style-name="T4">.</text:span></text:p>
      <text:p text:style-name="P10"><office:annotation><dc:creator>Gauthier Bastien</dc:creator><dc:date>2011-02-21T10:12:18</dc:date><text:p text:style-name="P16"><text:span text:style-name="T15">do text if len(self.getParcels()) &gt; 1</text:span></text:p></office:annotation>sur les parcelles situées <office:annotation><dc:creator>Gauthier Bastien</dc:creator><dc:date>2011-02-21T10:13:40</dc:date><text:p text:style-name="P16"><text:span text:style-name="T15">do text if len(self.getParcels()) &gt; 1</text:span></text:p></office:annotation><text:span text:style-name="T3"><text:text-input text:description="Lieu des travaux">self.getWorkLocationSignaletic()</text:text-input></text:span><text:span text:style-name="T3"><text:line-break/></text:span>et inscrites au cadastre <text:span text:style-name="T3"><text:text-input text:description="Détails des parcelles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<text:span text:style-name="T6"> ou l’irrecevabilité du dossier conformément à l'article D.IV.33, 2° du CoDT.</text:span>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1" svg:font-family="'Times New Roman'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a2e3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a2e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20fb3d" style:font-name="Times New Roman2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25a2e3" style:font-name="arial" style:font-size-asian="11pt" style:font-size-complex="11pt"/>
    </style:style>
    <style:style style:family="paragraph" style:name="P13" style:parent-style-name="Standard">
      <style:text-properties fo:font-size="14pt" officeooo:paragraph-rsid="0025a2e3" style:font-name="arial" style:font-size-asian="14pt" style:font-size-complex="14pt"/>
    </style:style>
    <style:style style:family="paragraph" style:name="P1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a2e3" style:font-name="Arial" style:font-size-asian="10pt" style:font-size-complex="10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weight="normal" style:text-underline-style="none"/>
    </style:style>
    <style:style style:family="text" style:name="T7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style:font-name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3"/>
      <text:p text:style-name="P2"/>
      <text:p text:style-name="P14"/>
      <text:p text:style-name="P14">Récépissé de dépôt de compléments</text:p>
      <text:p text:style-name="P14">relatifs à une demande de permis d'urbanisme</text:p>
      <text:p text:style-name="P4"/>
      <text:p text:style-name="P6"/>
      <text:p text:style-name="P3"><text:span text:style-name="T8">Je soussigné, </text:span>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text:span text:style-name="T8">, délégué par la Ville de </text:span><text:span text:style-name="Police_20_par_20_défaut"><text:span text:style-name="T7"><text:text-input text:description="">tool.getCityName()</text:text-input></text:span></text:span><text:span text:style-name="T8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6"><text:span text:style-name="T15">do text if (not len(self.getApplicants()) &gt; 1) and (not applicantobj.isPlural())</text:span></text:p></office:annotation></text:span><text:span text:style-name="T1">a déposé des compléments relatifs à la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6"><text:span text:style-name="T15">do text if (len(self.getApplicants()) &gt; 1) or (</text:span><text:span text:style-name="T16">applicantobj.isPlural())</text:span></text:p></office:annotation>ont déposé des compléments relatifs à la demande de permis d'urbanisme ayant pour objet<text:line-break/>"<text:span text:style-name="T3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6"><text:span text:style-name="T15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5">do text if not len(self.getParcels()) &gt;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Détails des parcelles">licence_view.get_parcels()</text:text-input></text:span><text:span text:style-name="T4">.</text:span></text:p>
      <text:p text:style-name="P10"><office:annotation><dc:creator>Gauthier Bastien</dc:creator><dc:date>2011-02-21T10:12:18</dc:date><text:p text:style-name="P16"><text:span text:style-name="T15">do text if len(self.getParcels()) &gt; 1</text:span></text:p></office:annotation>sur les parcelles situées <office:annotation><dc:creator>Gauthier Bastien</dc:creator><dc:date>2011-02-21T10:13:40</dc:date><text:p text:style-name="P16"><text:span text:style-name="T15">do text if len(self.getParcels()) &gt; 1</text:span></text:p></office:annotation><text:span text:style-name="T3"><text:text-input text:description="Lieu des travaux">self.getWorkLocationSignaletic()</text:text-input></text:span><text:span text:style-name="T3"><text:line-break/></text:span>et inscrites au cadastre <text:span text:style-name="T3"><text:text-input text:description="Détails des parcelles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<text:span text:style-name="T6"> ou l’irrecevabilité du dossier conformément à l'article D.IV.33, 2° du CoDT.</text:span>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1" svg:font-family="'Times New Roman'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a2e3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a2e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20fb3d" style:font-name="Times New Roman2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25a2e3" style:font-name="arial" style:font-size-asian="11pt" style:font-size-complex="11pt"/>
    </style:style>
    <style:style style:family="paragraph" style:name="P13" style:parent-style-name="Standard">
      <style:text-properties fo:font-size="14pt" officeooo:paragraph-rsid="0025a2e3" style:font-name="arial" style:font-size-asian="14pt" style:font-size-complex="14pt"/>
    </style:style>
    <style:style style:family="paragraph" style:name="P1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a2e3" style:font-name="Arial" style:font-size-asian="10pt" style:font-size-complex="10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weight="normal" style:text-underline-style="none"/>
    </style:style>
    <style:style style:family="text" style:name="T7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style:font-name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3"/>
      <text:p text:style-name="P2"/>
      <text:p text:style-name="P14"/>
      <text:p text:style-name="P14">Récépissé de dépôt de compléments</text:p>
      <text:p text:style-name="P14">relatifs à une demande de permis d'urbanisme</text:p>
      <text:p text:style-name="P4"/>
      <text:p text:style-name="P6"/>
      <text:p text:style-name="P3"><text:span text:style-name="T8">Je soussigné, </text:span>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text:span text:style-name="T8">, délégué par la Ville de </text:span><text:span text:style-name="Police_20_par_20_défaut"><text:span text:style-name="T7"><text:text-input text:description="">tool.getCityName()</text:text-input></text:span></text:span><text:span text:style-name="T8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6"><text:span text:style-name="T15">do text if (not len(self.getApplicants()) &gt; 1) and (not applicantobj.isPlural())</text:span></text:p></office:annotation></text:span><text:span text:style-name="T1">a déposé des compléments relatifs à la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6"><text:span text:style-name="T15">do text if (len(self.getApplicants()) &gt; 1) or (</text:span><text:span text:style-name="T16">applicantobj.isPlural())</text:span></text:p></office:annotation>ont déposé des compléments relatifs à la demande de permis d'urbanisme ayant pour objet<text:line-break/>"<text:span text:style-name="T3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6"><text:span text:style-name="T15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5">do text if not len(self.getParcels()) &gt;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Détails des parcelles">licence_view.get_parcels()</text:text-input></text:span><text:span text:style-name="T4">.</text:span></text:p>
      <text:p text:style-name="P10"><office:annotation><dc:creator>Gauthier Bastien</dc:creator><dc:date>2011-02-21T10:12:18</dc:date><text:p text:style-name="P16"><text:span text:style-name="T15">do text if len(self.getParcels()) &gt; 1</text:span></text:p></office:annotation>sur les parcelles situées <office:annotation><dc:creator>Gauthier Bastien</dc:creator><dc:date>2011-02-21T10:13:40</dc:date><text:p text:style-name="P16"><text:span text:style-name="T15">do text if len(self.getParcels()) &gt; 1</text:span></text:p></office:annotation><text:span text:style-name="T3"><text:text-input text:description="Lieu des travaux">self.getWorkLocationSignaletic()</text:text-input></text:span><text:span text:style-name="T3"><text:line-break/></text:span>et inscrites au cadastre <text:span text:style-name="T3"><text:text-input text:description="Détails des parcelles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<text:span text:style-name="T6"> ou l’irrecevabilité du dossier conformément à l'article D.IV.33, 2° du CoDT.</text:span>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5:20.234234534</dc:date>
    <meta:editing-duration>PT2H59M22S</meta:editing-duration>
    <meta:editing-cycles>52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226" meta:character-count="1684" meta:non-whitespace-character-count="1509"/>
  </office:meta>
</office:document-meta>
</file>